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dbdff" officeooo:paragraph-rsid="000dbdff"/>
    </style:style>
    <style:style style:name="P2" style:family="paragraph" style:parent-style-name="Heading_20_1">
      <style:paragraph-properties fo:break-before="page"/>
      <style:text-properties officeooo:rsid="0010e9f0" officeooo:paragraph-rsid="0010e9f0"/>
    </style:style>
    <style:style style:name="P3" style:family="paragraph" style:parent-style-name="Heading_20_1" style:list-style-name=""/>
    <style:style style:name="P4" style:family="paragraph" style:parent-style-name="Text_20_body">
      <style:text-properties officeooo:rsid="000c306a" officeooo:paragraph-rsid="000c306a"/>
    </style:style>
    <style:style style:name="P5" style:family="paragraph" style:parent-style-name="Text_20_body">
      <style:paragraph-properties fo:text-align="end" style:justify-single-word="false"/>
      <style:text-properties officeooo:rsid="000c306a" officeooo:paragraph-rsid="000c306a"/>
    </style:style>
    <style:style style:name="P6" style:family="paragraph" style:parent-style-name="Text_20_body">
      <style:paragraph-properties fo:text-align="start" style:justify-single-word="false" fo:break-before="page"/>
      <style:text-properties officeooo:rsid="000c306a" officeooo:paragraph-rsid="000c306a"/>
    </style:style>
    <style:style style:name="P7" style:family="paragraph" style:parent-style-name="Text_20_body">
      <style:text-properties officeooo:paragraph-rsid="000dbdff"/>
    </style:style>
    <style:style style:name="P8" style:family="paragraph" style:parent-style-name="Title">
      <style:text-properties officeooo:rsid="000c306a" officeooo:paragraph-rsid="000c30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OR-Interface beroepsproduc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aam: Kethan Ponnuthurai &amp; Ernesto Terluijsen</text:p>
      <text:p text:style-name="P6"/>
      <text:h text:style-name="P1" text:outline-level="1">Usecases</text:h>
      <text:p text:style-name="P7"/>
      <text:h text:style-name="P2" text:outline-level="1">Protocol State Machine</text:h>
      <text:h text:style-name="P3" text:outline-level="1"/>
      <text:h text:style-name="P2" text:outline-level="1">Sequence Diagram</text:h>
      <text:h text:style-name="P2" text:outline-level="1">Quality of service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2:44:00.599251818</meta:creation-date>
    <dc:date>2024-03-02T13:42:41.091294459</dc:date>
    <meta:editing-duration>PT7M49S</meta:editing-duration>
    <meta:editing-cycles>1</meta:editing-cycles>
    <meta:document-statistic meta:table-count="0" meta:image-count="0" meta:object-count="0" meta:page-count="6" meta:paragraph-count="6" meta:word-count="17" meta:character-count="137" meta:non-whitespace-character-count="126"/>
    <meta:generator>LibreOffice/7.3.7.2$Linux_X86_64 LibreOffice_project/30$Build-2</meta:generator>
  </office:meta>
</office:document-meta>
</file>